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keoffSpeeds" style:family="table">
      <style:table-properties style:width="4.5in" fo:break-before="page" table:align="left"/>
    </style:style>
    <style:style style:name="TakeoffSpeeds.A" style:family="table-column">
      <style:table-column-properties style:column-width="1.125in"/>
    </style:style>
    <style:style style:name="TakeoffSpeeds.A1" style:family="table-cell">
      <style:table-cell-properties fo:padding="0.0382in" fo:border-left="0.05pt solid #000000" fo:border-right="none" fo:border-top="0.05pt solid #000000" fo:border-bottom="0.05pt solid #000000"/>
    </style:style>
    <style:style style:name="TakeoffSpeeds.D1" style:family="table-cell">
      <style:table-cell-properties fo:padding="0.0382in" fo:border="0.05pt solid #000000"/>
    </style:style>
    <style:style style:name="TakeoffSpeeds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keoffSpeeds.D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keoffSpeeds.A3" style:family="table-cell">
      <style:table-cell-properties fo:padding="0.0382in" fo:border-left="0.05pt solid #000000" fo:border-right="none" fo:border-top="none" fo:border-bottom="0.05pt solid #000000"/>
    </style:style>
    <style:style style:name="TakeoffSpeeds.B3" style:family="table-cell">
      <style:table-cell-properties fo:padding="0.0382in" fo:border-left="0.05pt solid #000000" fo:border-right="none" fo:border-top="none" fo:border-bottom="0.05pt solid #000000"/>
    </style:style>
    <style:style style:name="TakeoffSpeeds.C3" style:family="table-cell">
      <style:table-cell-properties fo:padding="0.0382in" fo:border-left="0.05pt solid #000000" fo:border-right="none" fo:border-top="none" fo:border-bottom="0.05pt solid #000000"/>
    </style:style>
    <style:style style:name="TakeoffSpeeds.D3" style:family="table-cell">
      <style:table-cell-properties fo:padding="0.0382in" fo:border-left="0.05pt solid #000000" fo:border-right="0.05pt solid #000000" fo:border-top="none" fo:border-bottom="0.05pt solid #000000"/>
    </style:style>
    <style:style style:name="TakeoffSpeeds.A5" style:family="table-cell">
      <style:table-cell-properties fo:padding="0.0382in" fo:border-left="0.05pt solid #000000" fo:border-right="none" fo:border-top="none" fo:border-bottom="0.05pt solid #000000"/>
    </style:style>
    <style:style style:name="TakeoffSpeeds.B5" style:family="table-cell">
      <style:table-cell-properties fo:padding="0.0382in" fo:border-left="0.05pt solid #000000" fo:border-right="none" fo:border-top="none" fo:border-bottom="0.05pt solid #000000"/>
    </style:style>
    <style:style style:name="TakeoffSpeeds.C5" style:family="table-cell">
      <style:table-cell-properties fo:padding="0.0382in" fo:border-left="0.05pt solid #000000" fo:border-right="none" fo:border-top="none" fo:border-bottom="0.05pt solid #000000"/>
    </style:style>
    <style:style style:name="TakeoffSpeeds.D5" style:family="table-cell">
      <style:table-cell-properties fo:padding="0.0382in" fo:border-left="0.05pt solid #000000" fo:border-right="0.05pt solid #000000" fo:border-top="none" fo:border-bottom="0.05pt solid #000000"/>
    </style:style>
    <style:style style:name="TakeoffSpeeds.A7" style:family="table-cell">
      <style:table-cell-properties fo:padding="0.0382in" fo:border-left="0.05pt solid #000000" fo:border-right="none" fo:border-top="none" fo:border-bottom="0.05pt solid #000000"/>
    </style:style>
    <style:style style:name="TakeoffSpeeds.B7" style:family="table-cell">
      <style:table-cell-properties fo:padding="0.0382in" fo:border-left="0.05pt solid #000000" fo:border-right="none" fo:border-top="none" fo:border-bottom="0.05pt solid #000000"/>
    </style:style>
    <style:style style:name="TakeoffSpeeds.C7" style:family="table-cell">
      <style:table-cell-properties fo:padding="0.0382in" fo:border-left="0.05pt solid #000000" fo:border-right="none" fo:border-top="none" fo:border-bottom="0.05pt solid #000000"/>
    </style:style>
    <style:style style:name="TakeoffSpeeds.D7" style:family="table-cell">
      <style:table-cell-properties fo:padding="0.0382in" fo:border-left="0.05pt solid #000000" fo:border-right="0.05pt solid #000000" fo:border-top="none" fo:border-bottom="0.05pt solid #000000"/>
    </style:style>
    <style:style style:name="TakeoffSpeeds.A9" style:family="table-cell">
      <style:table-cell-properties fo:padding="0.0382in" fo:border-left="0.05pt solid #000000" fo:border-right="none" fo:border-top="none" fo:border-bottom="0.05pt solid #000000"/>
    </style:style>
    <style:style style:name="TakeoffSpeeds.B9" style:family="table-cell">
      <style:table-cell-properties fo:padding="0.0382in" fo:border-left="0.05pt solid #000000" fo:border-right="none" fo:border-top="none" fo:border-bottom="0.05pt solid #000000"/>
    </style:style>
    <style:style style:name="TakeoffSpeeds.C9" style:family="table-cell">
      <style:table-cell-properties fo:padding="0.0382in" fo:border-left="0.05pt solid #000000" fo:border-right="none" fo:border-top="none" fo:border-bottom="0.05pt solid #000000"/>
    </style:style>
    <style:style style:name="TakeoffSpeeds.D9" style:family="table-cell">
      <style:table-cell-properties fo:padding="0.0382in" fo:border-left="0.05pt solid #000000" fo:border-right="0.05pt solid #000000" fo:border-top="none" fo:border-bottom="0.05pt solid #000000"/>
    </style:style>
    <style:style style:name="TakeoffSpeeds.A11" style:family="table-cell">
      <style:table-cell-properties fo:padding="0.0382in" fo:border-left="0.05pt solid #000000" fo:border-right="none" fo:border-top="none" fo:border-bottom="0.05pt solid #000000"/>
    </style:style>
    <style:style style:name="TakeoffSpeeds.B11" style:family="table-cell">
      <style:table-cell-properties fo:padding="0.0382in" fo:border-left="0.05pt solid #000000" fo:border-right="none" fo:border-top="none" fo:border-bottom="0.05pt solid #000000"/>
    </style:style>
    <style:style style:name="TakeoffSpeeds.C11" style:family="table-cell">
      <style:table-cell-properties fo:padding="0.0382in" fo:border-left="0.05pt solid #000000" fo:border-right="none" fo:border-top="none" fo:border-bottom="0.05pt solid #000000"/>
    </style:style>
    <style:style style:name="TakeoffSpeeds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keoffSpeeds.A13" style:family="table-cell">
      <style:table-cell-properties fo:padding="0.0382in" fo:border-left="0.05pt solid #000000" fo:border-right="none" fo:border-top="none" fo:border-bottom="0.05pt solid #000000"/>
    </style:style>
    <style:style style:name="TakeoffSpeeds.B13" style:family="table-cell">
      <style:table-cell-properties fo:padding="0.0382in" fo:border-left="0.05pt solid #000000" fo:border-right="none" fo:border-top="none" fo:border-bottom="0.05pt solid #000000"/>
    </style:style>
    <style:style style:name="TakeoffSpeeds.C13" style:family="table-cell">
      <style:table-cell-properties fo:padding="0.0382in" fo:border-left="0.05pt solid #000000" fo:border-right="none" fo:border-top="none" fo:border-bottom="0.05pt solid #000000"/>
    </style:style>
    <style:style style:name="TakeoffSpeeds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keoffSpeeds.A15" style:family="table-cell">
      <style:table-cell-properties fo:padding="0.0382in" fo:border-left="0.05pt solid #000000" fo:border-right="none" fo:border-top="none" fo:border-bottom="0.05pt solid #000000"/>
    </style:style>
    <style:style style:name="TakeoffSpeeds.B15" style:family="table-cell">
      <style:table-cell-properties fo:padding="0.0382in" fo:border-left="0.05pt solid #000000" fo:border-right="none" fo:border-top="none" fo:border-bottom="0.05pt solid #000000"/>
    </style:style>
    <style:style style:name="TakeoffSpeeds.C15" style:family="table-cell">
      <style:table-cell-properties fo:padding="0.0382in" fo:border-left="0.05pt solid #000000" fo:border-right="none" fo:border-top="none" fo:border-bottom="0.05pt solid #000000"/>
    </style:style>
    <style:style style:name="TakeoffSpeeds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keoffSpeeds.A17" style:family="table-cell">
      <style:table-cell-properties fo:padding="0.0382in" fo:border-left="0.05pt solid #000000" fo:border-right="none" fo:border-top="none" fo:border-bottom="0.05pt solid #000000"/>
    </style:style>
    <style:style style:name="TakeoffSpeeds.B17" style:family="table-cell">
      <style:table-cell-properties fo:padding="0.0382in" fo:border-left="0.05pt solid #000000" fo:border-right="none" fo:border-top="none" fo:border-bottom="0.05pt solid #000000"/>
    </style:style>
    <style:style style:name="TakeoffSpeeds.C17" style:family="table-cell">
      <style:table-cell-properties fo:padding="0.0382in" fo:border-left="0.05pt solid #000000" fo:border-right="none" fo:border-top="none" fo:border-bottom="0.05pt solid #000000"/>
    </style:style>
    <style:style style:name="TakeoffSpeeds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keoffSpeeds.A19" style:family="table-cell">
      <style:table-cell-properties fo:padding="0.0382in" fo:border-left="0.05pt solid #000000" fo:border-right="none" fo:border-top="none" fo:border-bottom="0.05pt solid #000000"/>
    </style:style>
    <style:style style:name="TakeoffSpeeds.B19" style:family="table-cell">
      <style:table-cell-properties fo:padding="0.0382in" fo:border-left="0.05pt solid #000000" fo:border-right="none" fo:border-top="none" fo:border-bottom="0.05pt solid #000000"/>
    </style:style>
    <style:style style:name="TakeoffSpeeds.C19" style:family="table-cell">
      <style:table-cell-properties fo:padding="0.0382in" fo:border-left="0.05pt solid #000000" fo:border-right="none" fo:border-top="none" fo:border-bottom="0.05pt solid #000000"/>
    </style:style>
    <style:style style:name="TakeoffSpeeds.D1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664f"/>
    </style:style>
    <style:style style:name="P2" style:family="paragraph" style:parent-style-name="Table_20_Contents">
      <style:paragraph-properties fo:text-align="center" style:justify-single-word="false"/>
      <style:text-properties style:font-name="DejaVu Sans Mono" fo:font-weight="bold" officeooo:rsid="000aa4ed" officeooo:paragraph-rsid="0006664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 Mono" fo:font-weight="bold" officeooo:rsid="000aa4ed" officeooo:paragraph-rsid="0006664f" fo:background-color="transparen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 Mono" fo:font-size="18pt" fo:font-weight="bold" officeooo:rsid="000aa4ed" officeooo:paragraph-rsid="0006664f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 Mono" officeooo:rsid="000aa4ed" officeooo:paragraph-rsid="0006664f"/>
    </style:style>
    <style:style style:name="T1" style:family="text">
      <style:text-properties style:text-position="-20% 80%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keoffSpeeds" table:style-name="TakeoffSpeeds">
        <table:table-column table:style-name="TakeoffSpeeds.A" table:number-columns-repeated="4"/>
        <table:table-row>
          <table:table-cell table:style-name="TakeoffSpeeds.A1" office:value-type="string">
            <text:p text:style-name="P2"><draw:frame draw:style-name="fr1" draw:name="Object1" text:anchor-type="paragraph" svg:x="4.7201in" svg:y="0.0311in" svg:width="1.8201in" svg:height="5.8528in" draw:z-index="0"><draw:object xlink:href="./Object 1" xlink:type="simple" xlink:show="embed" xlink:actuate="onLoad"/><draw:image xlink:href="./ObjectReplacements/Object 1" xlink:type="simple" xlink:show="embed" xlink:actuate="onLoad"/></draw:frame>TAKE-OFF</text:p>
            <text:p text:style-name="P2">WEIGHT</text:p>
          </table:table-cell>
          <table:table-cell table:style-name="TakeoffSpeeds.A1" office:value-type="string">
            <text:p text:style-name="P4">V<text:span text:style-name="T1">FTO</text:span></text:p>
          </table:table-cell>
          <table:table-cell table:style-name="TakeoffSpeeds.A1" office:value-type="string">
            <text:p text:style-name="P4">V<text:span text:style-name="T1">ERC</text:span></text:p>
          </table:table-cell>
          <table:table-cell table:style-name="TakeoffSpeeds.D1" office:value-type="string">
            <text:p text:style-name="P4">V<text:span text:style-name="T1">REF</text:span></text:p>
          </table:table-cell>
        </table:table-row>
        <table:table-row>
          <table:table-cell table:style-name="TakeoffSpeeds.A2" office:value-type="string">
            <text:p text:style-name="P3">28000</text:p>
          </table:table-cell>
          <table:table-cell table:style-name="TakeoffSpeeds.A2" office:value-type="string">
            <text:p text:style-name="P3">170</text:p>
          </table:table-cell>
          <table:table-cell table:style-name="TakeoffSpeeds.A2" office:value-type="string">
            <text:p text:style-name="P3">187</text:p>
          </table:table-cell>
          <table:table-cell table:style-name="TakeoffSpeeds.D2" office:value-type="string">
            <text:p text:style-name="P3">137</text:p>
          </table:table-cell>
        </table:table-row>
        <table:table-row>
          <table:table-cell table:style-name="TakeoffSpeeds.A19" office:value-type="string">
            <text:p text:style-name="P5">27500</text:p>
          </table:table-cell>
          <table:table-cell table:style-name="TakeoffSpeeds.B19" office:value-type="string">
            <text:p text:style-name="P5">170</text:p>
          </table:table-cell>
          <table:table-cell table:style-name="TakeoffSpeeds.C19" office:value-type="string">
            <text:p text:style-name="P5">185</text:p>
          </table:table-cell>
          <table:table-cell table:style-name="TakeoffSpeeds.D19" office:value-type="string">
            <text:p text:style-name="P5">137</text:p>
          </table:table-cell>
        </table:table-row>
        <table:table-row>
          <table:table-cell table:style-name="TakeoffSpeeds.A2" office:value-type="string">
            <text:p text:style-name="P2">27000</text:p>
          </table:table-cell>
          <table:table-cell table:style-name="TakeoffSpeeds.A2" office:value-type="string">
            <text:p text:style-name="P2">169</text:p>
          </table:table-cell>
          <table:table-cell table:style-name="TakeoffSpeeds.A2" office:value-type="string">
            <text:p text:style-name="P2">183</text:p>
          </table:table-cell>
          <table:table-cell table:style-name="TakeoffSpeeds.D2" office:value-type="string">
            <text:p text:style-name="P2">136</text:p>
          </table:table-cell>
        </table:table-row>
        <table:table-row>
          <table:table-cell table:style-name="TakeoffSpeeds.A19" office:value-type="string">
            <text:p text:style-name="P5">26500</text:p>
          </table:table-cell>
          <table:table-cell table:style-name="TakeoffSpeeds.B19" office:value-type="string">
            <text:p text:style-name="P5">168</text:p>
          </table:table-cell>
          <table:table-cell table:style-name="TakeoffSpeeds.C19" office:value-type="string">
            <text:p text:style-name="P5">182</text:p>
          </table:table-cell>
          <table:table-cell table:style-name="TakeoffSpeeds.D19" office:value-type="string">
            <text:p text:style-name="P5">135</text:p>
          </table:table-cell>
        </table:table-row>
        <table:table-row>
          <table:table-cell table:style-name="TakeoffSpeeds.A2" office:value-type="string">
            <text:p text:style-name="P2">26000</text:p>
          </table:table-cell>
          <table:table-cell table:style-name="TakeoffSpeeds.A2" office:value-type="string">
            <text:p text:style-name="P2">166</text:p>
          </table:table-cell>
          <table:table-cell table:style-name="TakeoffSpeeds.A2" office:value-type="string">
            <text:p text:style-name="P2">180</text:p>
          </table:table-cell>
          <table:table-cell table:style-name="TakeoffSpeeds.D2" office:value-type="string">
            <text:p text:style-name="P2">134</text:p>
          </table:table-cell>
        </table:table-row>
        <table:table-row>
          <table:table-cell table:style-name="TakeoffSpeeds.A19" office:value-type="string">
            <text:p text:style-name="P5">25500</text:p>
          </table:table-cell>
          <table:table-cell table:style-name="TakeoffSpeeds.B19" office:value-type="string">
            <text:p text:style-name="P5">165</text:p>
          </table:table-cell>
          <table:table-cell table:style-name="TakeoffSpeeds.C19" office:value-type="string">
            <text:p text:style-name="P5">178</text:p>
          </table:table-cell>
          <table:table-cell table:style-name="TakeoffSpeeds.D19" office:value-type="string">
            <text:p text:style-name="P5">133</text:p>
          </table:table-cell>
        </table:table-row>
        <table:table-row>
          <table:table-cell table:style-name="TakeoffSpeeds.A2" office:value-type="string">
            <text:p text:style-name="P2">25000</text:p>
          </table:table-cell>
          <table:table-cell table:style-name="TakeoffSpeeds.A2" office:value-type="string">
            <text:p text:style-name="P2">164</text:p>
          </table:table-cell>
          <table:table-cell table:style-name="TakeoffSpeeds.A2" office:value-type="string">
            <text:p text:style-name="P2">176</text:p>
          </table:table-cell>
          <table:table-cell table:style-name="TakeoffSpeeds.D2" office:value-type="string">
            <text:p text:style-name="P2">131</text:p>
          </table:table-cell>
        </table:table-row>
        <table:table-row>
          <table:table-cell table:style-name="TakeoffSpeeds.A19" office:value-type="string">
            <text:p text:style-name="P5">24500</text:p>
          </table:table-cell>
          <table:table-cell table:style-name="TakeoffSpeeds.B19" office:value-type="string">
            <text:p text:style-name="P5">163</text:p>
          </table:table-cell>
          <table:table-cell table:style-name="TakeoffSpeeds.C19" office:value-type="string">
            <text:p text:style-name="P5">174</text:p>
          </table:table-cell>
          <table:table-cell table:style-name="TakeoffSpeeds.D19" office:value-type="string">
            <text:p text:style-name="P5">130</text:p>
          </table:table-cell>
        </table:table-row>
        <table:table-row>
          <table:table-cell table:style-name="TakeoffSpeeds.A2" office:value-type="string">
            <text:p text:style-name="P5">24000</text:p>
          </table:table-cell>
          <table:table-cell table:style-name="TakeoffSpeeds.A2" office:value-type="string">
            <text:p text:style-name="P5">161</text:p>
          </table:table-cell>
          <table:table-cell table:style-name="TakeoffSpeeds.A2" office:value-type="string">
            <text:p text:style-name="P5">172</text:p>
          </table:table-cell>
          <table:table-cell table:style-name="TakeoffSpeeds.D2" office:value-type="string">
            <text:p text:style-name="P5">129</text:p>
          </table:table-cell>
        </table:table-row>
        <table:table-row>
          <table:table-cell table:style-name="TakeoffSpeeds.A19" office:value-type="string">
            <text:p text:style-name="P5">23500</text:p>
          </table:table-cell>
          <table:table-cell table:style-name="TakeoffSpeeds.B19" office:value-type="string">
            <text:p text:style-name="P5">159</text:p>
          </table:table-cell>
          <table:table-cell table:style-name="TakeoffSpeeds.C19" office:value-type="string">
            <text:p text:style-name="P5">170</text:p>
          </table:table-cell>
          <table:table-cell table:style-name="TakeoffSpeeds.D19" office:value-type="string">
            <text:p text:style-name="P5">128</text:p>
          </table:table-cell>
        </table:table-row>
        <table:table-row>
          <table:table-cell table:style-name="TakeoffSpeeds.A2" office:value-type="string">
            <text:p text:style-name="P2">23000</text:p>
          </table:table-cell>
          <table:table-cell table:style-name="TakeoffSpeeds.A2" office:value-type="string">
            <text:p text:style-name="P2">157</text:p>
          </table:table-cell>
          <table:table-cell table:style-name="TakeoffSpeeds.A2" office:value-type="string">
            <text:p text:style-name="P2">168</text:p>
          </table:table-cell>
          <table:table-cell table:style-name="TakeoffSpeeds.D2" office:value-type="string">
            <text:p text:style-name="P2">126</text:p>
          </table:table-cell>
        </table:table-row>
        <table:table-row>
          <table:table-cell table:style-name="TakeoffSpeeds.A19" office:value-type="string">
            <text:p text:style-name="P5">22500</text:p>
          </table:table-cell>
          <table:table-cell table:style-name="TakeoffSpeeds.B19" office:value-type="string">
            <text:p text:style-name="P5">156</text:p>
          </table:table-cell>
          <table:table-cell table:style-name="TakeoffSpeeds.C19" office:value-type="string">
            <text:p text:style-name="P5">166</text:p>
          </table:table-cell>
          <table:table-cell table:style-name="TakeoffSpeeds.D19" office:value-type="string">
            <text:p text:style-name="P5">125</text:p>
          </table:table-cell>
        </table:table-row>
        <table:table-row>
          <table:table-cell table:style-name="TakeoffSpeeds.A2" office:value-type="string">
            <text:p text:style-name="P2">22000</text:p>
          </table:table-cell>
          <table:table-cell table:style-name="TakeoffSpeeds.A2" office:value-type="string">
            <text:p text:style-name="P2">154</text:p>
          </table:table-cell>
          <table:table-cell table:style-name="TakeoffSpeeds.A2" office:value-type="string">
            <text:p text:style-name="P2">164</text:p>
          </table:table-cell>
          <table:table-cell table:style-name="TakeoffSpeeds.D2" office:value-type="string">
            <text:p text:style-name="P2">123</text:p>
          </table:table-cell>
        </table:table-row>
        <table:table-row>
          <table:table-cell table:style-name="TakeoffSpeeds.A19" office:value-type="string">
            <text:p text:style-name="P5">21500</text:p>
          </table:table-cell>
          <table:table-cell table:style-name="TakeoffSpeeds.B19" office:value-type="string">
            <text:p text:style-name="P5">152</text:p>
          </table:table-cell>
          <table:table-cell table:style-name="TakeoffSpeeds.C19" office:value-type="string">
            <text:p text:style-name="P5">162</text:p>
          </table:table-cell>
          <table:table-cell table:style-name="TakeoffSpeeds.D19" office:value-type="string">
            <text:p text:style-name="P5">122</text:p>
          </table:table-cell>
        </table:table-row>
        <table:table-row>
          <table:table-cell table:style-name="TakeoffSpeeds.A2" office:value-type="string">
            <text:p text:style-name="P2">21000</text:p>
          </table:table-cell>
          <table:table-cell table:style-name="TakeoffSpeeds.A2" office:value-type="string">
            <text:p text:style-name="P2">150</text:p>
          </table:table-cell>
          <table:table-cell table:style-name="TakeoffSpeeds.A2" office:value-type="string">
            <text:p text:style-name="P2">159</text:p>
          </table:table-cell>
          <table:table-cell table:style-name="TakeoffSpeeds.D2" office:value-type="string">
            <text:p text:style-name="P2">121</text:p>
          </table:table-cell>
        </table:table-row>
        <table:table-row>
          <table:table-cell table:style-name="TakeoffSpeeds.A19" office:value-type="string">
            <text:p text:style-name="P5">20500</text:p>
          </table:table-cell>
          <table:table-cell table:style-name="TakeoffSpeeds.B19" office:value-type="string">
            <text:p text:style-name="P5">148</text:p>
          </table:table-cell>
          <table:table-cell table:style-name="TakeoffSpeeds.C19" office:value-type="string">
            <text:p text:style-name="P5">157</text:p>
          </table:table-cell>
          <table:table-cell table:style-name="TakeoffSpeeds.D19" office:value-type="string">
            <text:p text:style-name="P5">120</text:p>
          </table:table-cell>
        </table:table-row>
        <table:table-row>
          <table:table-cell table:style-name="TakeoffSpeeds.A2" office:value-type="string">
            <text:p text:style-name="P5">20000</text:p>
          </table:table-cell>
          <table:table-cell table:style-name="TakeoffSpeeds.A2" office:value-type="string">
            <text:p text:style-name="P5">146</text:p>
          </table:table-cell>
          <table:table-cell table:style-name="TakeoffSpeeds.A2" office:value-type="string">
            <text:p text:style-name="P5">155</text:p>
          </table:table-cell>
          <table:table-cell table:style-name="TakeoffSpeeds.D2" office:value-type="string">
            <text:p text:style-name="P5">118</text:p>
          </table:table-cell>
        </table:table-row>
        <table:table-row>
          <table:table-cell table:style-name="TakeoffSpeeds.A19" office:value-type="string">
            <text:p text:style-name="P5">19500</text:p>
          </table:table-cell>
          <table:table-cell table:style-name="TakeoffSpeeds.B19" office:value-type="string">
            <text:p text:style-name="P5">144</text:p>
          </table:table-cell>
          <table:table-cell table:style-name="TakeoffSpeeds.C19" office:value-type="string">
            <text:p text:style-name="P5">153</text:p>
          </table:table-cell>
          <table:table-cell table:style-name="TakeoffSpeeds.D19" office:value-type="string">
            <text:p text:style-name="P5">116</text:p>
          </table:table-cell>
        </table:table-row>
        <table:table-row>
          <table:table-cell table:style-name="TakeoffSpeeds.A2" office:value-type="string">
            <text:p text:style-name="P2">19000</text:p>
          </table:table-cell>
          <table:table-cell table:style-name="TakeoffSpeeds.A2" office:value-type="string">
            <text:p text:style-name="P2">142</text:p>
          </table:table-cell>
          <table:table-cell table:style-name="TakeoffSpeeds.A2" office:value-type="string">
            <text:p text:style-name="P2">150</text:p>
          </table:table-cell>
          <table:table-cell table:style-name="TakeoffSpeeds.D2" office:value-type="string">
            <text:p text:style-name="P2">114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22:53:58.488877000</meta:creation-date>
    <dc:date>2014-08-10T23:12:16.016012000</dc:date>
    <meta:editing-duration>PT2M28S</meta:editing-duration>
    <meta:editing-cycles>1</meta:editing-cycles>
    <meta:document-statistic meta:table-count="1" meta:image-count="0" meta:object-count="1" meta:page-count="2" meta:paragraph-count="81" meta:word-count="81" meta:character-count="292" meta:non-whitespace-character-count="292"/>
    <meta:generator>LibreOffice/4.2.5.2$MacOSX_x86 LibreOffice_project/61cb170a04bb1f12e77c884eab9192be736ec5f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4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style:font-size-asian="14pt" style:font-size-complex="14pt"/>
    </style:style>
    <style:style style:name="ce4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text-position="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ackground-color="#000000" fo:border="0.06pt solid #000000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000000" fo:border="0.06pt solid #000000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-20% 58%"/>
    </style:style>
    <style:style style:name="T2" style:family="text">
      <style:text-properties style:text-position="-20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4"/>
        <table:table-column table:style-name="co1" table:default-cell-style-name="ce17"/>
        <table:table-column table:style-name="co1" table:default-cell-style-name="ce20"/>
        <table:table-row table:style-name="ro1">
          <table:table-cell/>
          <table:table-cell table:style-name="ce12" office:value-type="string" calcext:value-type="string" table:number-columns-spanned="2" table:number-rows-spanned="2">
            <text:p>Landing Weight</text:p>
          </table:table-cell>
          <table:covered-table-cell table:style-name="ce13"/>
          <table:table-cell table:style-name="ce12" office:value-type="string" calcext:value-type="string" table:number-columns-spanned="1" table:number-rows-spanned="2">
            <text:p>V<text:span text:style-name="T2">REF</text:span></text:p>
          </table:table-cell>
        </table:table-row>
        <table:table-row table:style-name="ro2">
          <table:table-cell/>
          <table:covered-table-cell table:number-columns-repeated="3" table:style-name="ce13"/>
        </table:table-row>
        <table:table-row table:style-name="ro2">
          <table:table-cell/>
          <table:table-cell office:value-type="float" office:value="23350" calcext:value-type="float" table:number-columns-spanned="1" table:number-rows-spanned="2">
            <text:p>23350</text:p>
          </table:table-cell>
          <table:table-cell table:style-name="ce16" office:value-type="string" calcext:value-type="string">
            <text:p>HALF STEP</text:p>
          </table:table-cell>
          <table:table-cell office:value-type="float" office:value="127" calcext:value-type="float" table:number-columns-spanned="1" table:number-rows-spanned="2">
            <text:p>127</text:p>
          </table:table-cell>
        </table:table-row>
        <table:table-row table:style-name="ro2">
          <table:table-cell/>
          <table:covered-table-cell table:style-name="ce15"/>
          <table:table-cell office:value-type="float" office:value="23183" calcext:value-type="float" table:number-columns-spanned="1" table:number-rows-spanned="2">
            <text:p>23183</text:p>
          </table:table-cell>
          <table:covered-table-cell table:style-name="ce21"/>
        </table:table-row>
        <table:table-row table:style-name="ro2">
          <table:table-cell/>
          <table:table-cell office:value-type="float" office:value="23016" calcext:value-type="float" table:number-columns-spanned="1" table:number-rows-spanned="2">
            <text:p>23016</text:p>
          </table:table-cell>
          <table:covered-table-cell table:style-name="ce18"/>
          <table:table-cell office:value-type="float" office:value="126" calcext:value-type="float" table:number-columns-spanned="1" table:number-rows-spanned="2">
            <text:p>126</text:p>
          </table:table-cell>
        </table:table-row>
        <table:table-row table:style-name="ro2">
          <table:table-cell/>
          <table:covered-table-cell table:style-name="ce15"/>
          <table:table-cell office:value-type="float" office:value="22849" calcext:value-type="float" table:number-columns-spanned="1" table:number-rows-spanned="2">
            <text:p>22849</text:p>
          </table:table-cell>
          <table:covered-table-cell table:style-name="ce21"/>
        </table:table-row>
        <table:table-row table:style-name="ro2">
          <table:table-cell/>
          <table:table-cell office:value-type="float" office:value="22682" calcext:value-type="float" table:number-columns-spanned="1" table:number-rows-spanned="2">
            <text:p>22682</text:p>
          </table:table-cell>
          <table:covered-table-cell table:style-name="ce18"/>
          <table:table-cell office:value-type="float" office:value="125" calcext:value-type="float" table:number-columns-spanned="1" table:number-rows-spanned="2">
            <text:p>125</text:p>
          </table:table-cell>
        </table:table-row>
        <table:table-row table:style-name="ro2">
          <table:table-cell/>
          <table:covered-table-cell table:style-name="ce15"/>
          <table:table-cell office:value-type="float" office:value="22515" calcext:value-type="float" table:number-columns-spanned="1" table:number-rows-spanned="2">
            <text:p>22515</text:p>
          </table:table-cell>
          <table:covered-table-cell table:style-name="ce21"/>
        </table:table-row>
        <table:table-row table:style-name="ro2">
          <table:table-cell/>
          <table:table-cell office:value-type="float" office:value="22348" calcext:value-type="float" table:number-columns-spanned="1" table:number-rows-spanned="2">
            <text:p>22348</text:p>
          </table:table-cell>
          <table:covered-table-cell table:style-name="ce18"/>
          <table:table-cell office:value-type="float" office:value="124" calcext:value-type="float" table:number-columns-spanned="1" table:number-rows-spanned="2">
            <text:p>124</text:p>
          </table:table-cell>
        </table:table-row>
        <table:table-row table:style-name="ro2">
          <table:table-cell/>
          <table:covered-table-cell table:style-name="ce15"/>
          <table:table-cell office:value-type="float" office:value="22181" calcext:value-type="float" table:number-columns-spanned="1" table:number-rows-spanned="2">
            <text:p>22181</text:p>
          </table:table-cell>
          <table:covered-table-cell table:style-name="ce21"/>
        </table:table-row>
        <table:table-row table:style-name="ro2">
          <table:table-cell/>
          <table:table-cell office:value-type="float" office:value="22014" calcext:value-type="float" table:number-columns-spanned="1" table:number-rows-spanned="2">
            <text:p>22014</text:p>
          </table:table-cell>
          <table:covered-table-cell table:style-name="ce18"/>
          <table:table-cell office:value-type="float" office:value="123" calcext:value-type="float" table:number-columns-spanned="1" table:number-rows-spanned="2">
            <text:p>123</text:p>
          </table:table-cell>
        </table:table-row>
        <table:table-row table:style-name="ro2">
          <table:table-cell/>
          <table:covered-table-cell table:style-name="ce15"/>
          <table:table-cell office:value-type="float" office:value="21847" calcext:value-type="float" table:number-columns-spanned="1" table:number-rows-spanned="2">
            <text:p>21847</text:p>
          </table:table-cell>
          <table:covered-table-cell table:style-name="ce21"/>
        </table:table-row>
        <table:table-row table:style-name="ro2">
          <table:table-cell/>
          <table:table-cell office:value-type="float" office:value="21680" calcext:value-type="float" table:number-columns-spanned="1" table:number-rows-spanned="2">
            <text:p>21680</text:p>
          </table:table-cell>
          <table:covered-table-cell table:style-name="ce18"/>
          <table:table-cell office:value-type="float" office:value="122" calcext:value-type="float" table:number-columns-spanned="1" table:number-rows-spanned="2">
            <text:p>122</text:p>
          </table:table-cell>
        </table:table-row>
        <table:table-row table:style-name="ro2">
          <table:table-cell/>
          <table:covered-table-cell table:style-name="ce15"/>
          <table:table-cell office:value-type="float" office:value="21513" calcext:value-type="float" table:number-columns-spanned="1" table:number-rows-spanned="2">
            <text:p>21513</text:p>
          </table:table-cell>
          <table:covered-table-cell table:style-name="ce21"/>
        </table:table-row>
        <table:table-row table:style-name="ro2">
          <table:table-cell/>
          <table:table-cell office:value-type="float" office:value="21346" calcext:value-type="float" table:number-columns-spanned="1" table:number-rows-spanned="2">
            <text:p>21346</text:p>
          </table:table-cell>
          <table:covered-table-cell table:style-name="ce18"/>
          <table:table-cell office:value-type="float" office:value="121" calcext:value-type="float" table:number-columns-spanned="1" table:number-rows-spanned="2">
            <text:p>121</text:p>
          </table:table-cell>
        </table:table-row>
        <table:table-row table:style-name="ro2">
          <table:table-cell/>
          <table:covered-table-cell table:style-name="ce15"/>
          <table:table-cell office:value-type="float" office:value="21179" calcext:value-type="float" table:number-columns-spanned="1" table:number-rows-spanned="2">
            <text:p>21179</text:p>
          </table:table-cell>
          <table:covered-table-cell table:style-name="ce21"/>
        </table:table-row>
        <table:table-row table:style-name="ro2">
          <table:table-cell/>
          <table:table-cell office:value-type="float" office:value="21012" calcext:value-type="float" table:number-columns-spanned="1" table:number-rows-spanned="2">
            <text:p>21012</text:p>
          </table:table-cell>
          <table:covered-table-cell table:style-name="ce18"/>
          <table:table-cell office:value-type="float" office:value="120" calcext:value-type="float" table:number-columns-spanned="1" table:number-rows-spanned="2">
            <text:p>120</text:p>
          </table:table-cell>
        </table:table-row>
        <table:table-row table:style-name="ro2">
          <table:table-cell/>
          <table:covered-table-cell table:style-name="ce15"/>
          <table:table-cell office:value-type="float" office:value="20845" calcext:value-type="float" table:number-columns-spanned="1" table:number-rows-spanned="2">
            <text:p>20845</text:p>
          </table:table-cell>
          <table:covered-table-cell table:style-name="ce21"/>
        </table:table-row>
        <table:table-row table:style-name="ro2">
          <table:table-cell/>
          <table:table-cell office:value-type="float" office:value="20678" calcext:value-type="float" table:number-columns-spanned="1" table:number-rows-spanned="2">
            <text:p>20678</text:p>
          </table:table-cell>
          <table:covered-table-cell table:style-name="ce18"/>
          <table:table-cell office:value-type="float" office:value="119" calcext:value-type="float" table:number-columns-spanned="1" table:number-rows-spanned="2">
            <text:p>119</text:p>
          </table:table-cell>
        </table:table-row>
        <table:table-row table:style-name="ro2">
          <table:table-cell/>
          <table:covered-table-cell table:style-name="ce15"/>
          <table:table-cell office:value-type="float" office:value="20511" calcext:value-type="float" table:number-columns-spanned="1" table:number-rows-spanned="2">
            <text:p>20511</text:p>
          </table:table-cell>
          <table:covered-table-cell table:style-name="ce21"/>
        </table:table-row>
        <table:table-row table:style-name="ro2">
          <table:table-cell/>
          <table:table-cell office:value-type="float" office:value="20344" calcext:value-type="float" table:number-columns-spanned="1" table:number-rows-spanned="2">
            <text:p>20344</text:p>
          </table:table-cell>
          <table:covered-table-cell table:style-name="ce18"/>
          <table:table-cell office:value-type="float" office:value="118" calcext:value-type="float" table:number-columns-spanned="1" table:number-rows-spanned="2">
            <text:p>118</text:p>
          </table:table-cell>
        </table:table-row>
        <table:table-row table:style-name="ro2">
          <table:table-cell/>
          <table:covered-table-cell table:style-name="ce15"/>
          <table:table-cell office:value-type="float" office:value="20177" calcext:value-type="float" table:number-columns-spanned="1" table:number-rows-spanned="2">
            <text:p>20177</text:p>
          </table:table-cell>
          <table:covered-table-cell table:style-name="ce21"/>
        </table:table-row>
        <table:table-row table:style-name="ro2">
          <table:table-cell/>
          <table:table-cell office:value-type="float" office:value="20010" calcext:value-type="float" table:number-columns-spanned="1" table:number-rows-spanned="2">
            <text:p>20010</text:p>
          </table:table-cell>
          <table:covered-table-cell table:style-name="ce18"/>
          <table:table-cell office:value-type="float" office:value="117" calcext:value-type="float" table:number-columns-spanned="1" table:number-rows-spanned="2">
            <text:p>117</text:p>
          </table:table-cell>
        </table:table-row>
        <table:table-row table:style-name="ro2">
          <table:table-cell/>
          <table:covered-table-cell table:style-name="ce15"/>
          <table:table-cell office:value-type="float" office:value="19843" calcext:value-type="float" table:number-columns-spanned="1" table:number-rows-spanned="2">
            <text:p>19843</text:p>
          </table:table-cell>
          <table:covered-table-cell table:style-name="ce21"/>
        </table:table-row>
        <table:table-row table:style-name="ro2">
          <table:table-cell/>
          <table:table-cell office:value-type="float" office:value="19676" calcext:value-type="float" table:number-columns-spanned="1" table:number-rows-spanned="2">
            <text:p>19676</text:p>
          </table:table-cell>
          <table:covered-table-cell table:style-name="ce18"/>
          <table:table-cell office:value-type="float" office:value="116" calcext:value-type="float" table:number-columns-spanned="1" table:number-rows-spanned="2">
            <text:p>116</text:p>
          </table:table-cell>
        </table:table-row>
        <table:table-row table:style-name="ro2">
          <table:table-cell/>
          <table:covered-table-cell table:style-name="ce15"/>
          <table:table-cell office:value-type="float" office:value="19509" calcext:value-type="float" table:number-columns-spanned="1" table:number-rows-spanned="2">
            <text:p>19509</text:p>
          </table:table-cell>
          <table:covered-table-cell table:style-name="ce21"/>
        </table:table-row>
        <table:table-row table:style-name="ro2">
          <table:table-cell/>
          <table:table-cell office:value-type="float" office:value="19342" calcext:value-type="float" table:number-columns-spanned="1" table:number-rows-spanned="2">
            <text:p>19342</text:p>
          </table:table-cell>
          <table:covered-table-cell table:style-name="ce18"/>
          <table:table-cell office:value-type="float" office:value="115" calcext:value-type="float" table:number-columns-spanned="1" table:number-rows-spanned="2">
            <text:p>115</text:p>
          </table:table-cell>
        </table:table-row>
        <table:table-row table:style-name="ro2">
          <table:table-cell/>
          <table:covered-table-cell table:style-name="ce15"/>
          <table:table-cell office:value-type="float" office:value="19175" calcext:value-type="float" table:number-columns-spanned="1" table:number-rows-spanned="2">
            <text:p>19175</text:p>
          </table:table-cell>
          <table:covered-table-cell table:style-name="ce21"/>
        </table:table-row>
        <table:table-row table:style-name="ro2">
          <table:table-cell/>
          <table:table-cell office:value-type="float" office:value="19008" calcext:value-type="float" table:number-columns-spanned="1" table:number-rows-spanned="2">
            <text:p>19008</text:p>
          </table:table-cell>
          <table:covered-table-cell table:style-name="ce18"/>
          <table:table-cell office:value-type="float" office:value="114" calcext:value-type="float" table:number-columns-spanned="1" table:number-rows-spanned="2">
            <text:p>114</text:p>
          </table:table-cell>
        </table:table-row>
        <table:table-row table:style-name="ro2">
          <table:table-cell/>
          <table:covered-table-cell table:style-name="ce15"/>
          <table:table-cell office:value-type="float" office:value="18841" calcext:value-type="float" table:number-columns-spanned="1" table:number-rows-spanned="2">
            <text:p>18841</text:p>
          </table:table-cell>
          <table:covered-table-cell table:style-name="ce21"/>
        </table:table-row>
        <table:table-row table:style-name="ro2">
          <table:table-cell/>
          <table:table-cell office:value-type="float" office:value="18674" calcext:value-type="float" table:number-columns-spanned="1" table:number-rows-spanned="2">
            <text:p>18674</text:p>
          </table:table-cell>
          <table:covered-table-cell table:style-name="ce18"/>
          <table:table-cell office:value-type="float" office:value="113" calcext:value-type="float" table:number-columns-spanned="1" table:number-rows-spanned="2">
            <text:p>113</text:p>
          </table:table-cell>
        </table:table-row>
        <table:table-row table:style-name="ro2">
          <table:table-cell/>
          <table:covered-table-cell table:style-name="ce15"/>
          <table:table-cell office:value-type="float" office:value="18507" calcext:value-type="float" table:number-columns-spanned="1" table:number-rows-spanned="2">
            <text:p>18507</text:p>
          </table:table-cell>
          <table:covered-table-cell table:style-name="ce21"/>
        </table:table-row>
        <table:table-row table:style-name="ro2">
          <table:table-cell/>
          <table:table-cell office:value-type="float" office:value="18340" calcext:value-type="float" table:number-columns-spanned="1" table:number-rows-spanned="2">
            <text:p>18340</text:p>
          </table:table-cell>
          <table:covered-table-cell table:style-name="ce18"/>
          <table:table-cell office:value-type="float" office:value="112" calcext:value-type="float" table:number-columns-spanned="1" table:number-rows-spanned="2">
            <text:p>112</text:p>
          </table:table-cell>
        </table:table-row>
        <table:table-row table:style-name="ro2">
          <table:table-cell/>
          <table:covered-table-cell table:style-name="ce15"/>
          <table:table-cell office:value-type="float" office:value="18173" calcext:value-type="float" table:number-columns-spanned="1" table:number-rows-spanned="2">
            <text:p>18173</text:p>
          </table:table-cell>
          <table:covered-table-cell table:style-name="ce21"/>
        </table:table-row>
        <table:table-row table:style-name="ro2">
          <table:table-cell/>
          <table:table-cell office:value-type="float" office:value="18006" calcext:value-type="float" table:number-columns-spanned="1" table:number-rows-spanned="2">
            <text:p>18006</text:p>
          </table:table-cell>
          <table:covered-table-cell table:style-name="ce18"/>
          <table:table-cell office:value-type="float" office:value="111" calcext:value-type="float" table:number-columns-spanned="1" table:number-rows-spanned="2">
            <text:p>111</text:p>
          </table:table-cell>
        </table:table-row>
        <table:table-row table:style-name="ro2">
          <table:table-cell/>
          <table:covered-table-cell table:style-name="ce15"/>
          <table:table-cell office:value-type="float" office:value="17839" calcext:value-type="float" table:number-columns-spanned="1" table:number-rows-spanned="2">
            <text:p>17839</text:p>
          </table:table-cell>
          <table:covered-table-cell table:style-name="ce21"/>
        </table:table-row>
        <table:table-row table:style-name="ro2">
          <table:table-cell/>
          <table:table-cell office:value-type="float" office:value="17672" calcext:value-type="float" table:number-columns-spanned="1" table:number-rows-spanned="2">
            <text:p>17672</text:p>
          </table:table-cell>
          <table:covered-table-cell table:style-name="ce18"/>
          <table:table-cell office:value-type="float" office:value="110" calcext:value-type="float" table:number-columns-spanned="1" table:number-rows-spanned="2">
            <text:p>110</text:p>
          </table:table-cell>
        </table:table-row>
        <table:table-row table:style-name="ro2">
          <table:table-cell/>
          <table:covered-table-cell table:style-name="ce15"/>
          <table:table-cell office:value-type="float" office:value="17505" calcext:value-type="float" table:number-columns-spanned="1" table:number-rows-spanned="2">
            <text:p>17505</text:p>
          </table:table-cell>
          <table:covered-table-cell table:style-name="ce21"/>
        </table:table-row>
        <table:table-row table:style-name="ro2">
          <table:table-cell/>
          <table:table-cell office:value-type="float" office:value="17338" calcext:value-type="float" table:number-columns-spanned="1" table:number-rows-spanned="2">
            <text:p>17338</text:p>
          </table:table-cell>
          <table:covered-table-cell table:style-name="ce18"/>
          <table:table-cell office:value-type="float" office:value="109" calcext:value-type="float" table:number-columns-spanned="1" table:number-rows-spanned="2">
            <text:p>109</text:p>
          </table:table-cell>
        </table:table-row>
        <table:table-row table:style-name="ro2">
          <table:table-cell/>
          <table:covered-table-cell table:style-name="ce15"/>
          <table:table-cell office:value-type="float" office:value="17171" calcext:value-type="float" table:number-columns-spanned="1" table:number-rows-spanned="2">
            <text:p>17171</text:p>
          </table:table-cell>
          <table:covered-table-cell table:style-name="ce21"/>
        </table:table-row>
        <table:table-row table:style-name="ro2">
          <table:table-cell/>
          <table:table-cell office:value-type="float" office:value="17004" calcext:value-type="float" table:number-columns-spanned="1" table:number-rows-spanned="2">
            <text:p>17004</text:p>
          </table:table-cell>
          <table:covered-table-cell table:style-name="ce18"/>
          <table:table-cell office:value-type="float" office:value="108" calcext:value-type="float" table:number-columns-spanned="1" table:number-rows-spanned="2">
            <text:p>108</text:p>
          </table:table-cell>
        </table:table-row>
        <table:table-row table:style-name="ro2">
          <table:table-cell/>
          <table:covered-table-cell table:style-name="ce15"/>
          <table:table-cell table:style-name="ce19"/>
          <table:covered-table-cell table:style-name="ce2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 style:data-style-name="N2" text:time-value="22:53:23.0230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